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2">
      <style:paragraph-properties fo:line-height="100%"/>
    </style:style>
    <style:style style:name="P2" style:family="paragraph" style:parent-style-name="Text_20_body" style:list-style-name="L3">
      <style:paragraph-properties fo:line-height="100%"/>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ation Instructions</text:h>
      <text:h text:style-name="Heading_20_2" text:outline-level="2">Install Icarus Verilog</text:h>
      <text:list xml:id="list1201381516" text:style-name="L2">
        <text:list-item>
          <text:p text:style-name="P1">You will need <text:s/>at least version 0.9.1 (<text:a xlink:type="simple" xlink:href="ftp://ftp.icarus.com/pub/eda/verilog/v0.9/">ftp://ftp.icarus.com/pub/eda/verilog/v0.9/</text:a>)</text:p>
        </text:list-item>
      </text:list>
      <text:h text:style-name="Heading_20_2" text:outline-level="2">Download IP cores</text:h>
      <text:list xml:id="list825851214" text:style-name="L3">
        <text:list-item>
          <text:p text:style-name="P2">download minsoc</text:p>
        </text:list-item>
        <text:list-item>
          <text:p text:style-name="P2">download further necessary IP cores</text:p>
          <text:list>
            <text:list-item>
              <text:p text:style-name="P2">cd minsoc/rtl/verilog</text:p>
            </text:list-item>
            <text:list-item>
              <text:p text:style-name="P2">svn co http://opencores.org/ocsvn/adv_debug_sys/adv_debug_sys/trunk adv_debug_sys</text:p>
            </text:list-item>
            <text:list-item>
              <text:p text:style-name="P2">svn co http://opencores.org/ocsvn/ethmac/ethmac/trunk ethmac</text:p>
            </text:list-item>
            <text:list-item>
              <text:p text:style-name="P2">svn co http://opencores.org/ocsvn/openrisc/openrisc/trunk/or1200 or1200</text:p>
            </text:list-item>
            <text:list-item>
              <text:p text:style-name="P2">svn co http://opencores.org/ocsvn/uart16550/uart16550/trunk uart16550</text:p>
            </text:list-item>
          </text:list>
        </text:list-item>
      </text:list>
      <text:h text:style-name="Heading_20_2" text:outline-level="2">Install GNU toolchain and adv_jtag_bridge</text:h>
      <text:list xml:id="list962985838" text:continue-list="list825851214" text:style-name="L3">
        <text:list-item text:start-value="1">
          <text:p text:style-name="P2">Follow: <text:a xlink:type="simple" xlink:href="http://www.opencores.org/openrisc,gnu_toolchain">http://www.opencores.org/openrisc,gnu_toolchain</text:a> <text:s/>(to install binutils, gcc, gdb)</text:p>
        </text:list-item>
        <text:list-item>
          <text:p text:style-name="P2">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2">change the Makefile in minsoc/rtl/verilog/adv_debug_sys/Software/adv_jtag_bridge and compile the software using make. </text:p>
              <text:list>
                <text:list-item>
                  <text:p text:style-name="P2">change Makefile line 34, “INCLUDE_JSP_SERVER=true” to “INCLUDE_JSP_SERVER=false”</text:p>
                </text:list-item>
                <text:list-item>
                  <text:p text:style-name="P2">make</text:p>
                </text:list-item>
                <text:list-item>
                  <text:p text:style-name="P2">sudo make install</text:p>
                </text:list-item>
              </text:list>
            </text:list-item>
            <text:list-item>
              <text:p text:style-name="P2">Copy the description file of your FPGA to your home directory “cp /opt/Xilinx/10.1/ISE/spartan3e/data/xc3s500e_fg320.bsd ~/”</text:p>
            </text:list-item>
          </text:list>
        </text:list-item>
        <text:list-item>
          <text:p text:style-name="P2">With the adv_jtag_bridge you can also debug your simulation. To do so, the simulation has to include a vpi module. This has to be compiled by your system. The sources are found under “minsoc/rtl/verilog/adv_debug_sys/Software/adv_jtag_bridge/sim_lib/icarus”.</text:p>
          <text:list>
            <text:list-item>
              <text:p text:style-name="P2">cd <text:s/>minsoc/rtl/verilog/adv_debug_sys/Software/adv_jtag_bridge/sim_lib/icarus</text:p>
            </text:list-item>
            <text:list-item>
              <text:p text:style-name="P2">make</text:p>
            </text:list-item>
            <text:list-item>
              <text:p text:style-name="P2">cp jp-io-vpi.vpi minsoc/bench/verilog/vpi</text:p>
            </text:list-item>
          </text:list>
        </text:list-item>
        <text:list-item>
          <text:p text:style-name="P2">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2"><text:soft-page-break/>cp minsoc/rtl/verilog/adv_debug_sys/Software/adv_jtag_bridge/gdb-6.8-bz436037-reg-no-longer-active.patch toolchain_build_directory/gdb-6.8</text:p>
            </text:list-item>
            <text:list-item>
              <text:p text:style-name="P2">cd toolchain_build_directory/gdb-6.8</text:p>
            </text:list-item>
            <text:list-item>
              <text:p text:style-name="P2">patch -p1 &lt; gdb-6.8-bz436037-reg-no-longer-active.patch</text:p>
            </text:list-item>
            <text:list-item>
              <text:p text:style-name="P2">make</text:p>
            </text:list-item>
            <text:list-item>
              <text:p text:style-name="P2">sudo make instal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ul Fajardo</meta:initial-creator>
    <meta:creation-date>2010-09-23T16:06:56</meta:creation-date>
    <meta:document-statistic meta:table-count="0" meta:image-count="0" meta:object-count="0" meta:page-count="2" meta:paragraph-count="29" meta:word-count="270" meta:character-count="2269"/>
    <dc:date>2010-09-23T16:08:11</dc:date>
    <dc:creator>Raul Fajardo</dc:creator>
    <meta:editing-duration>PT00H01M15S</meta:editing-duration>
    <meta:editing-cycles>1</meta:editing-cycles>
    <meta:generator>OpenOffice.org/3.2$Linux OpenOffice.org_project/320m12$Build-9483</meta:generator>
  </office:meta>
</office:document-meta>
</file>